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3.84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style:writing-mode="lr-tb"/>
      <style:text-properties style:font-name="Droid Sans Mono1"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0cm" fo:margin-right="0cm" fo:text-align="start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Droid Sans Mono1" fo:font-size="10pt" style:font-size-asian="10pt" style:font-size-complex="10pt"/>
    </style:style>
    <style:style style:name="T15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fo:font-size="18pt" style:font-size-asian="18pt" style:font-size-complex="18pt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Droid Sans Mono1" fo:font-size="16pt" style:font-size-asian="16pt" style:font-size-complex="16pt"/>
    </style:style>
    <style:style style:name="T22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3" style:family="text">
      <style:text-properties style:font-name="Droid Sans Mono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 автоматичес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бработка текстов на естественом языке </text:span></text:p>
            <text:p text:style-name="P3"><text:span text:style-name="T9"/></text:p>
            <text:p text:style-name="P3"><text:span text:style-name="T11">NLP/ NLU <text:s/>natural language understatnding</text:span></text:p>
            <text:p text:style-name="P3"><text:span text:style-name="T10"><text:s/></text:span></text:p>
            <text:p text:style-name="P3"><text:span text:style-name="T10">- natural entity recognition - распознавание именованных сущностей</text:span></text:p>
            <text:p text:style-name="P3"><text:span text:style-name="T10"/></text:p>
            <text:p text:style-name="P3"><text:span text:style-name="T10">- classification intent - классификация намерений</text:span></text:p>
            <text:p text:style-name="P3"><text:span text:style-name="T10"/></text:p>
            <text:p text:style-name="P3"><text:span text:style-name="T10">- sentiment analysis - оценка тона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8" draw:layer="layout" svg:width="24.4cm" svg:height="13.336cm" svg:x="1.2cm" svg:y="4.4cm">
          <draw:text-box>
            <text:p><text:span text:style-name="T12">метод частотного анализа</text:span></text:p>
            <text:p text:style-name="P6"><text:span text:style-name="T10"/></text:p>
            <text:p text:style-name="P6"><text:span text:style-name="T11">Какие задачи можно решать?</text:span></text:p>
            <text:p text:style-name="P7"><text:span text:style-name="T10"/></text:p>
            <text:p text:style-name="P6"><text:span text:style-name="T13">сортировка</text:span><text:span text:style-name="T10"> по заданным темам</text:span></text:p>
            <text:p text:style-name="P6"><text:span text:style-name="T10"/></text:p>
            <text:p text:style-name="P7"><text:span text:style-name="T10">определение авторства</text:span></text:p>
            <text:p text:style-name="P7"><text:span text:style-name="T10"/></text:p>
            <text:p text:style-name="P7"><text:span text:style-name="T10">определение тона текста</text:span></text:p>
            <text:p text:style-name="P7"><text:span text:style-name="T10"/></text:p>
            <text:p text:style-name="P7"><text:span text:style-name="T10">поиск похожих текстов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текст должен содержать слова в достаточном количестве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19.2cm" svg:height="9.955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6"><text:span text:style-name="T10">извлечение признаков из текста</text:span></text:p>
            <text:p text:style-name="P6"><text:span text:style-name="T10"/></text:p>
            <text:p text:style-name="P6"><text:span text:style-name="T10">обучение модели ML</text:span></text:p>
            <text:p text:style-name="P6"><text:span text:style-name="T10"/></text:p>
            <text:p text:style-name="P6"><text:span text:style-name="T10">тестирование результата</text:span></text:p>
            <text:p text:style-name="P6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9.2cm" svg:height="12.088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10"/></text:p>
            <text:p text:style-name="P6"><text:span text:style-name="T10"/></text:p>
            <text:p text:style-name="P6"><text:span text:style-name="T10">предварительная очистка</text:span></text:p>
            <text:p text:style-name="P6"><text:span text:style-name="T10"/></text:p>
            <text:p text:style-name="P9"><text:span text:style-name="T10">токенизация</text:span></text:p>
            <text:p text:style-name="P9"><text:span text:style-name="T10"/></text:p>
            <text:p text:style-name="P9"><text:span text:style-name="T10">дополнительная очистка</text:span></text:p>
            <text:p text:style-name="P9"><text:span text:style-name="T10"/></text:p>
            <text:p text:style-name="P6"><text:span text:style-name="T10">составление словаря</text:span></text:p>
            <text:p text:style-name="P6"><text:span text:style-name="T10"/></text:p>
            <text:p text:style-name="P6"><text:span text:style-name="T10">частотный анализ текстов по словарю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>( bag of words, BoW)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8" draw:layer="layout" svg:width="19.2cm" svg:height="7.11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токенизация</text:span></text:p>
            <text:p text:style-name="P6"><text:span text:style-name="T10"/></text:p>
            <text:p text:style-name="P6"><text:span text:style-name="T10"/></text:p>
            <text:p text:style-name="P6"><text:span text:style-name="T10">разбиения текста на отдельные слова</text:span></text:p>
            <text:p text:style-name="P6"><text:span text:style-name="T10">и/или словосочетания</text:span></text:p>
            <text:p text:style-name="P6"><text:span text:style-name="T10"/></text:p>
            <text:p text:style-name="P6"><text:span text:style-name="T10"/></text:p>
            <text:p text:style-name="P6"><text:span text:style-name="T10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><text:span text:style-name="T14">Законодательная дума Хабаровского края (duma.khv.ru)</text:span></text:p>
            <text:p><text:span text:style-name="T14"/></text:p>
            <text:p><text:span text:style-name="T14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2" draw:layer="layout" svg:width="8.4cm" svg:height="3.128cm" svg:x="18.8cm" svg:y="6.4cm">
          <draw:text-box>
            <text:p text:style-name="P3"><text:span text:style-name="T15">Законодательная дума Хабаровского края (duma.khv.ru) Состоялось</text:span></text:p>
            <text:p text:style-name="P3"><text:span text:style-name="T15">очередное заседание Думы На последнем перед каникулами очередном заседании</text:span></text:p>
            <text:p text:style-name="P3"><text:span text:style-name="T15">Законодательной Думы Хабаровского края, состоявшемся 28</text:span></text:p>
          </draw:text-box>
        </draw:frame>
        <draw:frame draw:style-name="gr4" draw:text-style-name="P12" draw:layer="layout" svg:width="4.642cm" svg:height="8.472cm" svg:x="20.558cm" svg:y="10.728cm">
          <draw:text-box>
            <text:p text:style-name="P3"><text:span text:style-name="T15">[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последн',</text:span></text:p>
            <text:p text:style-name="P3"><text:span text:style-name="T15"><text:s/></text:span><text:span text:style-name="T15">'перед',</text:span></text:p>
            <text:p text:style-name="P3"><text:span text:style-name="T15"><text:s/></text:span><text:span text:style-name="T15">'каникул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8" draw:layer="layout" svg:width="19.2cm" svg:height="3.24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составление словаря</text:span></text:p>
            <text:p text:style-name="P6"><text:span text:style-name="T10"/></text:p>
            <text:p text:style-name="P6"><text:span text:style-name="T10">из очищенного текста извлекаем словарь</text:span></text:p>
          </draw:text-box>
        </draw:frame>
        <draw:frame draw:style-name="gr5" draw:text-style-name="P12" draw:layer="layout" svg:width="4.312cm" svg:height="7.649cm" svg:x="10.2cm" svg:y="10.6cm">
          <draw:text-box>
            <text:p text:style-name="P3"><text:span text:style-name="T15">[</text:span></text:p>
            <text:p text:style-name="P3"><text:span text:style-name="T15"><text:s/></text:span><text:span text:style-name="T15">'digit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администрац',</text:span></text:p>
            <text:p text:style-name="P3"><text:span text:style-name="T15"><text:s/></text:span><text:span text:style-name="T15">'большинств',</text:span></text:p>
            <text:p text:style-name="P3"><text:span text:style-name="T15"><text:s/></text:span><text:span text:style-name="T15">'бурн',</text:span></text:p>
            <text:p text:style-name="P3"><text:span text:style-name="T15"><text:s/></text:span><text:span text:style-name="T15">'бюджетн',</text:span></text:p>
            <text:p text:style-name="P3"><text:span text:style-name="T15"><text:s/></text:span><text:span text:style-name="T15">'верхнебуреинск',</text:span></text:p>
            <text:p text:style-name="P3"><text:span text:style-name="T15"><text:s/></text:span><text:span text:style-name="T15">'власт',</text:span></text:p>
            <text:p text:style-name="P3"><text:span text:style-name="T15"><text:s/></text:span><text:span text:style-name="T15">'возьмет',</text:span></text:p>
            <text:p text:style-name="P3"><text:span text:style-name="T15"><text:s/></text:span><text:span text:style-name="T15">'войдет',</text:span></text:p>
            <text:p text:style-name="P3"><text:span text:style-name="T15"><text:s/></text:span><text:span text:style-name="T15">'вопрос',</text:span></text:p>
            <text:p text:style-name="P3"><text:span text:style-name="T15"><text:s/></text:span><text:span text:style-name="T15">'врем',</text:span></text:p>
            <text:p text:style-name="P3"><text:span text:style-name="T15"><text:s/></text:span><text:span text:style-name="T15">'втор',</text:span></text:p>
            <text:p text:style-name="P3"><text:span text:style-name="T15"><text:s/></text:span><text:span text:style-name="T15">'вызва',</text:span></text:p>
            <text:p text:style-name="P3"><text:span text:style-name="T15"><text:s/></text:span><text:span text:style-name="T15">'год', </text:span></text:p>
            <text:p text:style-name="P3"><text:span text:style-name="T15"><text:s text:c="2"/></text:span><text:span text:style-name="T15">...</text:span></text:p>
            <text:p text:style-name="P3"><text:span text:style-name="T15">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2" draw:text-style-name="P8" draw:layer="layout" svg:width="21.8cm" svg:height="9.52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/></text:p>
            <text:p text:style-name="P9"><text:span text:style-name="T10"/></text:p>
            <text:p text:style-name="P6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3" draw:text-style-name="P8" draw:layer="layout" svg:width="21.8cm" svg:height="11.68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6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>значения x зависят от размера текста t,</text:span></text:p>
            <text:p text:style-name="P6"><text:span text:style-name="T10">чем больше текст тем больше повторов</text:span></text:p>
            <text:p text:style-name="P6"><text:span text:style-name="T10"/></text:p>
            <text:p text:style-name="P6"><text:span text:style-name="T10">нормализованны частотный анализ (TF, term frequency)</text:span></text:p>
            <text:p text:style-name="P6"><text:span text:style-name="T10">значения частоты x делятся на общее число слов в тексте t.</text:span></text:p>
            <text:p text:style-name="P6"><text:span text:style-name="T10"/></text:p>
            <text:p text:style-name="P6"><text:span text:style-name="T10">TF(t,V) = x(t,V) / size(t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/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5" draw:text-style-name="P8" draw:layer="layout" svg:width="21.8cm" svg:height="15.643cm" svg:x="3.2cm" svg:y="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 </text:span></text:p>
            <text:p text:style-name="P6"><text:span text:style-name="T10"/></text:p>
            <text:p text:style-name="P6"><text:span text:style-name="T10"><text:s/></text:span><text:span text:style-name="T10">коэффициент обратной частоты (IDF, inverse document frequency)</text:span></text:p>
            <text:p text:style-name="P6"><text:span text:style-name="T10">чем чаще встречается слово тем меньше значение его IDF</text:span></text:p>
            <text:p text:style-name="P6"><text:span text:style-name="T10"/></text:p>
            <text:p text:style-name="P6"><text:span text:style-name="T16">IDF(v) = log size(T) / size( T(</text:span><text:span text:style-name="T10">v) <text:s/>)</text:span></text:p>
            <text:p text:style-name="P6"><text:span text:style-name="T10"/></text:p>
            <text:p text:style-name="P6"><text:span text:style-name="T10">количество текстов T </text:span></text:p>
            <text:p text:style-name="P6"><text:span text:style-name="T10">разделить на</text:span></text:p>
            <text:p text:style-name="P6"><text:span text:style-name="T16">количество текстов T содержащих слово </text:span><text:span text:style-name="T10">v</text:span></text:p>
            <text:p text:style-name="P6"><text:span text:style-name="T10"/></text:p>
            <text:p text:style-name="P6"><text:span text:style-name="T10">TF-IDF(t,T,v) = TF(t,v) * IDF(v,T)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1"/></text:p>
            <text:p text:style-name="P6"><text:span text:style-name="T11">хэш-векторизация</text:span></text:p>
            <text:p text:style-name="P6"><text:span text:style-name="T18"/></text:p>
            <text:p text:style-name="P6"><text:span text:style-name="T18">заменяем слова на их хэш ограниченной длины</text:span></text:p>
            <text:p text:style-name="P6"><text:span text:style-name="T18"/></text:p>
            <text:p text:style-name="P6"><text:span text:style-name="T18">сокращаем размер словаря </text:span></text:p>
            <text:p text:style-name="P6"><text:span text:style-name="T18">и число признаков</text:span></text:p>
            <text:p text:style-name="P6"><text:span text:style-name="T18"/></text:p>
            <text:p text:style-name="P6"><text:span text:style-name="T18">экономия ресурсов для больших датасетов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3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6" draw:layer="layout" svg:width="21.8cm" svg:height="14.932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14"><text:span text:style-name="T13"/></text:p>
            <text:p text:style-name="P3"><text:span text:style-name="T19">поиск похожих текстов</text:span><text:span text:style-name="T16"> </text:span><text:span text:style-name="T13">- кластеризация </text:span></text:p>
            <text:p text:style-name="P14"><text:span text:style-name="T13">собираем тексты </text:span></text:p>
            <text:p text:style-name="P14"><text:span text:style-name="T13">чистим текст</text:span></text:p>
            <text:p text:style-name="P14"><text:span text:style-name="T13">применяем частотный анализ</text:span></text:p>
            <text:p text:style-name="P14"><text:span text:style-name="T13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" draw:text-style-name="P18" draw:layer="layout" svg:width="25.8cm" svg:height="13.552cm" svg:x="1.4cm" svg:y="4.6cm">
          <draw:text-box>
            <text:p><text:span text:style-name="T20">Литература</text:span></text:p>
            <text:p><text:span text:style-name="T21"/></text:p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К.В. Воронцов <text:s/>Вероятностные тематические модели коллекций текстовых документов. <text:s/></text:span></text:p>
            <text:p><text:span text:style-name="T21"/></text:p>
            <text:p><text:span text:style-name="T21">Евгений Борисов <text:s text:c="2"/>Автоматизированная обработка текстов на естественном языке, с использованием инструментов языка </text:span><text:span text:style-name="T23">Python </text:span></text:p>
            <text:p><text:span text:style-name="T23"><text:a xlink:href="http://mechanoid.su/ml-text-proc.html" xlink:type="simple">http://mechanoid.su/ml-text-proc.html</text:a></text:span></text:p>
            <text:p><text:span text:style-name="T23"/></text:p>
            <text:p><text:span text:style-name="T23"/></text:p>
            <text:p text:style-name="P17"><text:span text:style-name="T23"/></text:p>
            <text:p><text:span text:style-name="T23">Sebastian Raschka Python Machine Learning - Packt Publishing Ltd, 2015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09T12:02:16.025882606</dc:date>
    <meta:editing-duration>P2DT15H8M26S</meta:editing-duration>
    <meta:editing-cycles>650</meta:editing-cycles>
    <meta:generator>LibreOffice/7.1.1.2$Linux_X86_64 LibreOffice_project/10$Build-2</meta:generator>
    <meta:document-statistic meta:object-count="132"/>
  </office:meta>
</office:document-meta>
</file>